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5611in"/>
    </style:style>
    <style:style style:name="Table1.B" style:family="table-column">
      <style:table-column-properties style:column-width="5.3639in"/>
    </style:style>
    <style:style style:name="Table1.A1" style:family="table-cell">
      <style:table-cell-properties style:vertical-align="middle" fo:padding="0.0194in" fo:border="none"/>
    </style:style>
    <style:style style:name="Table2" style:family="table">
      <style:table-properties style:width="6.9201in" table:align="left"/>
    </style:style>
    <style:style style:name="Table2.A" style:family="table-column">
      <style:table-column-properties style:column-width="2.175in"/>
    </style:style>
    <style:style style:name="Table2.B" style:family="table-column">
      <style:table-column-properties style:column-width="4.7451in"/>
    </style:style>
    <style:style style:name="Table2.A1" style:family="table-cell">
      <style:table-cell-properties style:vertical-align="middle" fo:padding="0.0194in" fo:border="none"/>
    </style:style>
    <style:style style:name="Table3" style:family="table">
      <style:table-properties style:width="5.5819in" table:align="left"/>
    </style:style>
    <style:style style:name="Table3.A" style:family="table-column">
      <style:table-column-properties style:column-width="1.6257in"/>
    </style:style>
    <style:style style:name="Table3.B" style:family="table-column">
      <style:table-column-properties style:column-width="1.7917in"/>
    </style:style>
    <style:style style:name="Table3.C" style:family="table-column">
      <style:table-column-properties style:column-width="2.1646in"/>
    </style:style>
    <style:style style:name="Table3.A1" style:family="table-cell">
      <style:table-cell-properties style:vertical-align="middle" fo:padding="0.0194in" fo:border="none"/>
    </style:style>
    <style:style style:name="Table4" style:family="table">
      <style:table-properties style:width="3.4021in" table:align="left"/>
    </style:style>
    <style:style style:name="Table4.A" style:family="table-column">
      <style:table-column-properties style:column-width="1.5042in"/>
    </style:style>
    <style:style style:name="Table4.B" style:family="table-column">
      <style:table-column-properties style:column-width="1.897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5833in"/>
    </style:style>
    <style:style style:name="Table5.B" style:family="table-column">
      <style:table-column-properties style:column-width="6.3417in"/>
    </style:style>
    <style:style style:name="Table5.A1" style:family="table-cell">
      <style:table-cell-properties style:vertical-align="middle" fo:padding="0.0194in" fo:border="none"/>
    </style:style>
    <style:style style:name="P1" style:family="paragraph" style:parent-style-name="Preformatted_20_Text">
      <style:text-properties style:text-underline-style="none" fo:font-weight="normal" officeooo:rsid="001aac88" officeooo:paragraph-rsid="001aac88" style:font-weight-asian="normal" style:font-weight-complex="normal"/>
    </style:style>
    <style:style style:name="P2" style:family="paragraph" style:parent-style-name="Preformatted_20_Text">
      <style:paragraph-properties fo:margin-top="0in" fo:margin-bottom="0.1965in" loext:contextual-spacing="false"/>
    </style:style>
    <style:style style:name="P3" style:family="paragraph" style:parent-style-name="Heading_20_2">
      <style:text-properties style:text-underline-style="none" fo:font-weight="normal" officeooo:rsid="001bd846" officeooo:paragraph-rsid="001bd846" style:font-weight-asian="normal" style:font-weight-complex="normal"/>
    </style:style>
    <style:style style:name="P4" style:family="paragraph" style:parent-style-name="Heading_20_2">
      <style:paragraph-properties fo:margin-top="0in" fo:margin-bottom="0in" loext:contextual-spacing="false"/>
    </style:style>
    <style:style style:name="P5" style:family="paragraph" style:parent-style-name="Standard">
      <style:text-properties style:text-underline-style="solid" style:text-underline-width="auto" style:text-underline-color="font-color" fo:font-weight="bold" officeooo:rsid="0018dd5c" officeooo:paragraph-rsid="0018dd5c" style:font-weight-asian="bold" style:font-weight-complex="bold"/>
    </style:style>
    <style:style style:name="P6" style:family="paragraph" style:parent-style-name="Standard">
      <style:text-properties style:text-underline-style="none" fo:font-weight="normal" officeooo:rsid="0018dd5c" officeooo:paragraph-rsid="0018dd5c" style:font-weight-asian="normal" style:font-weight-complex="normal"/>
    </style:style>
    <style:style style:name="P7" style:family="paragraph" style:parent-style-name="Standard" style:list-style-name="L1">
      <style:text-properties style:text-underline-style="none" fo:font-weight="normal" officeooo:rsid="0018dd5c" officeooo:paragraph-rsid="0018dd5c" style:font-weight-asian="normal" style:font-weight-complex="normal"/>
    </style:style>
    <style:style style:name="P8" style:family="paragraph" style:parent-style-name="Standard">
      <style:text-properties style:text-underline-style="none" fo:font-weight="normal" officeooo:rsid="001aac88" officeooo:paragraph-rsid="001aac88" style:font-weight-asian="normal" style:font-weight-complex="normal"/>
    </style:style>
    <style:style style:name="P9" style:family="paragraph" style:parent-style-name="Standard">
      <style:text-properties style:text-underline-style="none" fo:font-weight="normal" officeooo:rsid="001bd846" officeooo:paragraph-rsid="001bd846" style:font-weight-asian="normal" style:font-weight-complex="normal"/>
    </style:style>
    <style:style style:name="P10" style:family="paragraph" style:parent-style-name="Standard">
      <style:text-properties style:text-underline-style="none" fo:font-weight="bold" officeooo:rsid="0018dd5c" officeooo:paragraph-rsid="0018dd5c" style:font-weight-asian="bold" style:font-weight-complex="bold"/>
    </style:style>
    <style:style style:name="P11" style:family="paragraph" style:parent-style-name="Standard" style:list-style-name="L1">
      <style:text-properties style:text-underline-style="none" fo:font-weight="bold" officeooo:rsid="0018dd5c" officeooo:paragraph-rsid="0018dd5c" style:font-weight-asian="bold" style:font-weight-complex="bold"/>
    </style:style>
    <style:style style:name="P12" style:family="paragraph" style:parent-style-name="Text_20_body">
      <style:text-properties style:text-underline-style="none" fo:font-weight="normal" officeooo:rsid="001aac88" officeooo:paragraph-rsid="001aac88" style:font-weight-asian="normal" style:font-weight-complex="normal"/>
    </style:style>
    <style:style style:name="P13" style:family="paragraph" style:parent-style-name="Text_20_body">
      <style:text-properties style:text-underline-style="none" fo:font-weight="normal" officeooo:rsid="001bd846" officeooo:paragraph-rsid="001bd846" style:font-weight-asian="normal" style:font-weight-complex="normal"/>
    </style:style>
    <style:style style:name="P14" style:family="paragraph" style:parent-style-name="Text_20_body" style:list-style-name="L2"/>
    <style:style style:name="P15" style:family="paragraph" style:parent-style-name="Text_20_body">
      <style:paragraph-properties fo:margin-top="0in" fo:margin-bottom="0in" loext:contextual-spacing="false"/>
    </style:style>
    <style:style style:name="P16" style:family="paragraph" style:parent-style-name="Heading_20_3">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e80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GULAR EXPRESSIONS</text:p>
      <text:p text:style-name="P5"/>
      <text:p text:style-name="P10">Regular expressions –<text:span text:style-name="T1"> patterns that only certain commands are able to interpret. Similar to </text:span>globbing<text:span text:style-name="T1"> but have more power. Can be expanded to match certain sequences of characters in text. </text:span></text:p>
      <text:p text:style-name="P10"><text:span text:style-name="T1"/></text:p>
      <text:p text:style-name="P10">Grep<text:span text:style-name="T1"> is actually an alias for </text:span>grep –color<text:span text:style-name="T1">, which displays text that matches in red. </text:span></text:p>
      <text:p text:style-name="P10"><text:span text:style-name="T1"/></text:p>
      <text:p text:style-name="P10"><text:span text:style-name="T1">Have two common forms:</text:span></text:p>
      <text:list xml:id="list5770617851489073918" text:style-name="L1">
        <text:list-item>
          <text:p text:style-name="P11">basic</text:p>
          <text:list>
            <text:list-item>
              <text:p text:style-name="P7">Most commands that use regex can interpret basic regex</text:p>
            </text:list-item>
          </text:list>
        </text:list-item>
        <text:list-item>
          <text:p text:style-name="P11">extended</text:p>
          <text:list>
            <text:list-item>
              <text:p text:style-name="P7">Not available for all commands and typically require a command option to work correctly</text:p>
            </text:list-item>
          </text:list>
        </text:list-item>
      </text:list>
      <text:p text:style-name="P6"/>
      <text:p text:style-name="P6"/>
      <table:table table:name="Table1" table:style-name="Table1">
        <table:table-column table:style-name="Table1.A"/>
        <table:table-column table:style-name="Table1.B"/>
        <table:table-header-rows>
          <table:table-row>
            <table:table-cell table:style-name="Table1.A1" office:value-type="string">
              <text:p text:style-name="Table_20_Heading">Basic Regex Character(s)</text:p>
            </table:table-cell>
            <table:table-cell table:style-name="Table1.A1" office:value-type="string">
              <text:p text:style-name="Table_20_Heading">Meaning</text:p>
            </table:table-cell>
          </table:table-row>
        </table:table-header-rows>
        <table:table-row>
          <table:table-cell table:style-name="Table1.A1" office:value-type="string">
            <text:p text:style-name="Table_20_Contents"><text:span text:style-name="Source_20_Text">.</text:span></text:p>
          </table:table-cell>
          <table:table-cell table:style-name="Table1.A1" office:value-type="string">
            <text:p text:style-name="Table_20_Contents">Any one single character</text:p>
          </table:table-cell>
        </table:table-row>
        <table:table-row>
          <table:table-cell table:style-name="Table1.A1" office:value-type="string">
            <text:p text:style-name="Table_20_Contents"><text:span text:style-name="Source_20_Text">[ ]</text:span></text:p>
          </table:table-cell>
          <table:table-cell table:style-name="Table1.A1" office:value-type="string">
            <text:p text:style-name="Table_20_Contents">Any one specified character</text:p>
          </table:table-cell>
        </table:table-row>
        <table:table-row>
          <table:table-cell table:style-name="Table1.A1" office:value-type="string">
            <text:p text:style-name="Table_20_Contents"><text:span text:style-name="Source_20_Text">[^ ]</text:span></text:p>
          </table:table-cell>
          <table:table-cell table:style-name="Table1.A1" office:value-type="string">
            <text:p text:style-name="Table_20_Contents">Not the one specified character</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Zero or more of the previous character</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If first character in the pattern, then pattern must be at beginning of the line to match, otherwise just a literal <text:span text:style-name="Source_20_Text">^</text:spa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If last character in the pattern, then pattern must be at the end of the line to match, otherwise just a literal </text:p>
          </table:table-cell>
        </table:table-row>
      </table:table>
      <text:p text:style-name="P6"/>
      <text:p text:style-name="P6">Extended regex must be used with <text:span text:style-name="T2">egrep</text:span> command or <text:span text:style-name="T2">grep -E</text:span> command. </text:p>
      <text:p text:style-name="P6"/>
      <text:p text:style-name="P6"/>
      <table:table table:name="Table2" table:style-name="Table2">
        <table:table-column table:style-name="Table2.A"/>
        <table:table-column table:style-name="Table2.B"/>
        <table:table-header-rows>
          <table:table-row>
            <table:table-cell table:style-name="Table2.A1" office:value-type="string">
              <text:p text:style-name="Table_20_Heading">Extended Regex Character(s)</text:p>
            </table:table-cell>
            <table:table-cell table:style-name="Table2.A1" office:value-type="string">
              <text:p text:style-name="Table_20_Heading">Meaning</text:p>
            </table:table-cell>
          </table:table-row>
        </table:table-header-rows>
        <table:table-row>
          <table:table-cell table:style-name="Table2.A1" office:value-type="string">
            <text:p text:style-name="Table_20_Contents"><text:span text:style-name="Source_20_Text">+</text:span></text:p>
          </table:table-cell>
          <table:table-cell table:style-name="Table2.A1" office:value-type="string">
            <text:p text:style-name="Table_20_Contents">One or more of the previous pattern</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The preceding pattern is optional</text:p>
          </table:table-cell>
        </table:table-row>
        <table:table-row>
          <table:table-cell table:style-name="Table2.A1" office:value-type="string">
            <text:p text:style-name="Table_20_Contents"><text:span text:style-name="Source_20_Text">{ }</text:span></text:p>
          </table:table-cell>
          <table:table-cell table:style-name="Table2.A1" office:value-type="string">
            <text:p text:style-name="Table_20_Contents">Specify minimum, maximum or exact matches of the previous pattern</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Alternation - a logical "or"</text:p>
          </table:table-cell>
        </table:table-row>
        <table:table-row>
          <table:table-cell table:style-name="Table2.A1" office:value-type="string">
            <text:p text:style-name="Table_20_Contents"><text:span text:style-name="Source_20_Text">( )</text:span></text:p>
          </table:table-cell>
          <table:table-cell table:style-name="Table2.A1" office:value-type="string">
            <text:p text:style-name="Table_20_Contents">Used to create groups</text:p>
          </table:table-cell>
        </table:table-row>
      </table:table>
      <text:p text:style-name="P6"/>
      <text:p text:style-name="P8">Simplest expressions are simple strings. Literal characters. </text:p>
      <text:p text:style-name="P8"/>
      <text:p text:style-name="P1"><text:span text:style-name="Strong_20_Emphasis">sysadmin@localhost:~/test$</text:span> grep 'root' /etc/passwd</text:p>
      <text:p text:style-name="Preformatted_20_Text">root:x:0:0:root:/root:bin/bash</text:p>
      <text:p text:style-name="P2">operator:x:11:0:operator:/root:/sbin/nologin</text:p>
      <text:p text:style-name="P8">Anchor characters $, ^</text:p>
      <text:p text:style-name="P8"/>
      <text:p text:style-name="P12">To find all the lines in the <text:span text:style-name="Source_20_Text">profile.txt</text:span> which have a number in them, use the pattern <text:span text:style-name="Source_20_Text">[0123456789]</text:span> or <text:span text:style-name="Source_20_Text">[0-9]</text:span>:</text:p>
      <text:p text:style-name="Preformatted_20_Text"><text:soft-page-break/><text:span text:style-name="Strong_20_Emphasis">sysadmin@localhost:~/test$</text:span> cat profile.txt | grep [0-9]</text:p>
      <text:p text:style-name="Preformatted_20_Text">I am 37 years old.</text:p>
      <text:p text:style-name="Preformatted_20_Text">3121991</text:p>
      <text:p text:style-name="Preformatted_20_Text">I have 2 dogs.</text:p>
      <text:p text:style-name="P2">123456789101112</text:p>
      <text:p text:style-name="Text_20_body">On the other hand, to find all the lines which contain any non-numeric characters, insert a <text:span text:style-name="Source_20_Text">^</text:span> as the first character inside the brackets. This character <text:span text:style-name="Variable">negates</text:span> the characters listed:</text:p>
      <text:p text:style-name="Preformatted_20_Text"><text:span text:style-name="Strong_20_Emphasis">sysadmin@localhost:~/test$</text:span> cat profile.txt | grep [^0-9]</text:p>
      <text:p text:style-name="Preformatted_20_Text">Hello my name is Joe.</text:p>
      <text:p text:style-name="Preformatted_20_Text">I am 37 years old.</text:p>
      <text:p text:style-name="Preformatted_20_Text">My favorite food is avocados.</text:p>
      <text:p text:style-name="P2">I have 2 dogs.</text:p>
      <text:p text:style-name="Text_20_body"><text:span text:style-name="Strong_20_Emphasis">Note:</text:span> Do not mistake <text:span text:style-name="Source_20_Text">[^0-9]</text:span> to match <text:span text:style-name="Variable">lines which do not contain numbers</text:span>. It actually matches <text:span text:style-name="Variable">lines which contain non-numbers</text:span>. See the difference? </text:p>
      <text:p text:style-name="Text_20_body">When other regular expression characters are placed inside of square brackets, they are treated as literal characters. For example, the <text:span text:style-name="Source_20_Text">.</text:span> normally matches any one character, but placed inside the square brackets, then it will just match itself. In the example, only lines which contain <text:span text:style-name="Source_20_Text">.</text:span> are matched.</text:p>
      <text:p text:style-name="Preformatted_20_Text"><text:span text:style-name="Strong_20_Emphasis">sysadmin@localhost:~/test$</text:span> cat profile.txt | grep [.]</text:p>
      <text:p text:style-name="Preformatted_20_Text">Hello my name is Joe.</text:p>
      <text:p text:style-name="Preformatted_20_Text">I am 37 years old.</text:p>
      <text:p text:style-name="Preformatted_20_Text">My favorite food is avocados.</text:p>
      <text:p text:style-name="P2">I have 2 dogs.</text:p>
      <text:p text:style-name="P13">The curly braces also modify the preceding character or pattern. They can be used instead of either the <text:span text:style-name="Source_20_Text">*</text:span>, <text:span text:style-name="Source_20_Text">+</text:span>, or <text:span text:style-name="Source_20_Text">?</text:span> characters. The following chart illustrates some examples of using curly brac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urly Brace Example</text:p>
            </table:table-cell>
            <table:table-cell table:style-name="Table3.A1" office:value-type="string">
              <text:p text:style-name="Table_20_Heading">Other Regex Equivalent</text:p>
            </table:table-cell>
            <table:table-cell table:style-name="Table3.A1" office:value-type="string">
              <text:p text:style-name="Table_20_Heading">Meaning</text:p>
            </table:table-cell>
          </table:table-row>
        </table:table-header-rows>
        <table:table-row>
          <table:table-cell table:style-name="Table3.A1" office:value-type="string">
            <text:p text:style-name="Table_20_Contents"><text:span text:style-name="Source_20_Text">a{0,}</text:span></text:p>
          </table:table-cell>
          <table:table-cell table:style-name="Table3.A1" office:value-type="string">
            <text:p text:style-name="Table_20_Contents"><text:span text:style-name="Source_20_Text">a*</text:span></text:p>
          </table:table-cell>
          <table:table-cell table:style-name="Table3.A1" office:value-type="string">
            <text:p text:style-name="Table_20_Contents">Zero or more <text:span text:style-name="Source_20_Text">a</text:span> characters</text:p>
          </table:table-cell>
        </table:table-row>
        <table:table-row>
          <table:table-cell table:style-name="Table3.A1" office:value-type="string">
            <text:p text:style-name="Table_20_Contents"><text:span text:style-name="Source_20_Text">a{1,}</text:span></text:p>
          </table:table-cell>
          <table:table-cell table:style-name="Table3.A1" office:value-type="string">
            <text:p text:style-name="Table_20_Contents"><text:span text:style-name="Source_20_Text">a+</text:span></text:p>
          </table:table-cell>
          <table:table-cell table:style-name="Table3.A1" office:value-type="string">
            <text:p text:style-name="Table_20_Contents">One or more <text:span text:style-name="Source_20_Text">a</text:span> characters</text:p>
          </table:table-cell>
        </table:table-row>
        <table:table-row>
          <table:table-cell table:style-name="Table3.A1" office:value-type="string">
            <text:p text:style-name="Table_20_Contents"><text:span text:style-name="Source_20_Text">a{0,1}</text:span></text:p>
          </table:table-cell>
          <table:table-cell table:style-name="Table3.A1" office:value-type="string">
            <text:p text:style-name="Table_20_Contents"><text:span text:style-name="Source_20_Text">a?</text:span></text:p>
          </table:table-cell>
          <table:table-cell table:style-name="Table3.A1" office:value-type="string">
            <text:p text:style-name="Table_20_Contents">Zero or one <text:span text:style-name="Source_20_Text">a</text:span> characters</text:p>
          </table:table-cell>
        </table:table-row>
        <table:table-row>
          <table:table-cell table:style-name="Table3.A1" office:value-type="string">
            <text:p text:style-name="Table_20_Contents"><text:span text:style-name="Source_20_Text">a{5}</text:span></text:p>
          </table:table-cell>
          <table:table-cell table:style-name="Table3.A1" office:value-type="string">
            <text:p text:style-name="Table_20_Contents">N/A</text:p>
          </table:table-cell>
          <table:table-cell table:style-name="Table3.A1" office:value-type="string">
            <text:p text:style-name="Table_20_Contents">Five <text:span text:style-name="Source_20_Text">a</text:span> characters</text:p>
          </table:table-cell>
        </table:table-row>
        <table:table-row>
          <table:table-cell table:style-name="Table3.A1" office:value-type="string">
            <text:p text:style-name="Table_20_Contents"><text:span text:style-name="Source_20_Text">a{,5}</text:span></text:p>
          </table:table-cell>
          <table:table-cell table:style-name="Table3.A1" office:value-type="string">
            <text:p text:style-name="Table_20_Contents">N/A</text:p>
          </table:table-cell>
          <table:table-cell table:style-name="Table3.A1" office:value-type="string">
            <text:p text:style-name="Table_20_Contents">Five or fewer <text:span text:style-name="Source_20_Text">a</text:span> characters</text:p>
          </table:table-cell>
        </table:table-row>
        <table:table-row>
          <table:table-cell table:style-name="Table3.A1" office:value-type="string">
            <text:p text:style-name="Table_20_Contents"><text:span text:style-name="Source_20_Text">a{3,5}</text:span></text:p>
          </table:table-cell>
          <table:table-cell table:style-name="Table3.A1" office:value-type="string">
            <text:p text:style-name="Table_20_Contents">N/A</text:p>
          </table:table-cell>
          <table:table-cell table:style-name="Table3.A1" office:value-type="string">
            <text:p text:style-name="Table_20_Contents">From three to five <text:span text:style-name="Source_20_Text">a</text:span> characters</text:p>
          </table:table-cell>
        </table:table-row>
      </table:table>
      <text:p text:style-name="P9"/>
      <text:p text:style-name="P13">The <text:span text:style-name="Source_20_Text">|</text:span> symbol separates alternative expressions that can match; it's also known as alternation. For example, to match the word <text:span text:style-name="Source_20_Text">tire</text:span> or <text:span text:style-name="Source_20_Text">tyre</text:span>, use the expression <text:span text:style-name="Source_20_Text">tire|tyre</text:span>:</text:p>
      <text:p text:style-name="Preformatted_20_Text"><text:span text:style-name="Strong_20_Emphasis">sysadmin@localhost:~/test$</text:span> echo 'Does a MINI need a tyre or a tire?' | grep -E 'tire|tyre'</text:p>
      <text:p text:style-name="P2">Does a MINI need a tyre or a tire?</text:p>
      <text:p text:style-name="P13">Using the parentheses to create groupings can be useful for several purposes. At the most basic level, they are used to group together characters that can be modified by a regular expression character like <text:span text:style-name="Source_20_Text">*</text:span>, <text:span text:style-name="Source_20_Text">+</text:span>, <text:span text:style-name="Source_20_Text">?</text:span> or the curly braces <text:span text:style-name="Source_20_Text">{}</text:span>. For example, to look for the pattern <text:span text:style-name="Source_20_Text">abc</text:span> repeated one or more times, use <text:soft-page-break/>the extended regular expression <text:span text:style-name="Source_20_Text">(abc)+</text:span>.</text:p>
      <text:p text:style-name="Preformatted_20_Text"><text:span text:style-name="Strong_20_Emphasis">sysadmin@localhost:~/test$</text:span> echo 'Miss Mississippi missed her mister.' | grep -E '(iss)+'</text:p>
      <text:p text:style-name="P2">Miss Mississippi missed her mister.</text:p>
      <text:p text:style-name="Text_20_body">Parentheses can also be used with alternation. The previous example of <text:span text:style-name="Source_20_Text">tire|tyre</text:span> could be rewritten as <text:span text:style-name="Source_20_Text">t(i|y)re</text:span>. When parentheses are used in regular expressions from the command line, remember to enclose them in the single quotes to prevent the shell from interpreting them:</text:p>
      <text:p text:style-name="Preformatted_20_Text"><text:span text:style-name="Strong_20_Emphasis">sysadmin@localhost:~/test$</text:span> echo 'Does a MINI need a tyre or a tire?' | grep -E 't(i|y)re'</text:p>
      <text:p text:style-name="P2">Does a MINI need a tyre or a tire? <text:s/></text:p>
      <text:p text:style-name="P13"><text:span text:style-name="Strong_20_Emphasis">Consider This</text:span></text:p>
      <text:p text:style-name="Text_20_body">In some commands, parentheses can even be used for referring back to what was matched. What was matched by the first set of parentheses can be referred to as <text:span text:style-name="Source_20_Text">\1</text:span>, the second as <text:span text:style-name="Source_20_Text">\2</text:span>, and so on. For example, if you had a file that contained a list of people with their first name and then their last name, you could reverse the names with a comma between them with the following <text:span text:style-name="Source_20_Text">sed</text:span> command:</text:p>
      <text:p text:style-name="Preformatted_20_Text"><text:span text:style-name="Strong_20_Emphasis">sysadmin@localhost:~/test$</text:span> cat names</text:p>
      <text:p text:style-name="Preformatted_20_Text">Linus Torvalds</text:p>
      <text:p text:style-name="Preformatted_20_Text">Dennis Ritchies</text:p>
      <text:p text:style-name="Preformatted_20_Text">Ken Thompson</text:p>
      <text:p text:style-name="Preformatted_20_Text"><text:span text:style-name="Strong_20_Emphasis">sysadmin@localhost:~/test$</text:span> sed -r 's/(\w+) (\w+)/\2, \1/' names</text:p>
      <text:p text:style-name="Preformatted_20_Text">Torvalds, Linus</text:p>
      <text:p text:style-name="Preformatted_20_Text">Ritchies, Dennis</text:p>
      <text:p text:style-name="P2">Thompson, Ken</text:p>
      <text:p text:style-name="Text_20_body">The <text:span text:style-name="Source_20_Text">-r</text:span> option to the <text:span text:style-name="Source_20_Text">sed</text:span> command indicates the use of extended regular expressions.</text:p>
      <text:p text:style-name="P13">Normally, putting a backslash in front of a character means to literally match that character. For example matching the <text:span text:style-name="Source_20_Text">.</text:span> character with <text:span text:style-name="Source_20_Text">\.</text:span> is appropriate.</text:p>
      <text:p text:style-name="Text_20_body">However, there are also some special backslash character combinations, as the following chart illustrates.</text:p>
      <table:table table:name="Table4" table:style-name="Table4">
        <table:table-column table:style-name="Table4.A"/>
        <table:table-column table:style-name="Table4.B"/>
        <table:table-header-rows>
          <table:table-row>
            <table:table-cell table:style-name="Table4.A1" office:value-type="string">
              <text:p text:style-name="Table_20_Heading">Backslash Sequence</text:p>
            </table:table-cell>
            <table:table-cell table:style-name="Table4.A1" office:value-type="string">
              <text:p text:style-name="Table_20_Heading">Matches</text:p>
            </table:table-cell>
          </table:table-row>
        </table:table-header-rows>
        <table:table-row>
          <table:table-cell table:style-name="Table4.A1" office:value-type="string">
            <text:p text:style-name="Table_20_Contents"><text:span text:style-name="Source_20_Text">\b</text:span></text:p>
          </table:table-cell>
          <table:table-cell table:style-name="Table4.A1" office:value-type="string">
            <text:p text:style-name="Table_20_Contents">A word boundary</text:p>
          </table:table-cell>
        </table:table-row>
        <table:table-row>
          <table:table-cell table:style-name="Table4.A1" office:value-type="string">
            <text:p text:style-name="Table_20_Contents"><text:span text:style-name="Source_20_Text">\B</text:span></text:p>
          </table:table-cell>
          <table:table-cell table:style-name="Table4.A1" office:value-type="string">
            <text:p text:style-name="Table_20_Contents">Not a word boundary</text:p>
          </table:table-cell>
        </table:table-row>
        <table:table-row>
          <table:table-cell table:style-name="Table4.A1" office:value-type="string">
            <text:p text:style-name="Table_20_Contents"><text:span text:style-name="Source_20_Text">\w</text:span></text:p>
          </table:table-cell>
          <table:table-cell table:style-name="Table4.A1" office:value-type="string">
            <text:p text:style-name="Table_20_Contents">A word character</text:p>
          </table:table-cell>
        </table:table-row>
        <table:table-row>
          <table:table-cell table:style-name="Table4.A1" office:value-type="string">
            <text:p text:style-name="Table_20_Contents"><text:span text:style-name="Source_20_Text">\W</text:span></text:p>
          </table:table-cell>
          <table:table-cell table:style-name="Table4.A1" office:value-type="string">
            <text:p text:style-name="Table_20_Contents">Not a word character</text:p>
          </table:table-cell>
        </table:table-row>
        <table:table-row>
          <table:table-cell table:style-name="Table4.A1" office:value-type="string">
            <text:p text:style-name="Table_20_Contents"><text:span text:style-name="Source_20_Text">\s</text:span></text:p>
          </table:table-cell>
          <table:table-cell table:style-name="Table4.A1" office:value-type="string">
            <text:p text:style-name="Table_20_Contents">A whitespace character</text:p>
          </table:table-cell>
        </table:table-row>
        <table:table-row>
          <table:table-cell table:style-name="Table4.A1" office:value-type="string">
            <text:p text:style-name="Table_20_Contents"><text:span text:style-name="Source_20_Text">\S</text:span></text:p>
          </table:table-cell>
          <table:table-cell table:style-name="Table4.A1" office:value-type="string">
            <text:p text:style-name="Table_20_Contents">Not a whitespace character</text:p>
          </table:table-cell>
        </table:table-row>
        <table:table-row>
          <table:table-cell table:style-name="Table4.A1" office:value-type="string">
            <text:p text:style-name="Table_20_Contents"><text:span text:style-name="Source_20_Text">\\</text:span></text:p>
          </table:table-cell>
          <table:table-cell table:style-name="Table4.A1" office:value-type="string">
            <text:p text:style-name="Table_20_Contents">A backslash character</text:p>
          </table:table-cell>
        </table:table-row>
      </table:table>
      <text:p text:style-name="P9"/>
      <text:p text:style-name="P9"/>
      <text:p text:style-name="P13">Words don't always have whitespace around them, sometimes they will have commas or other <text:soft-page-break/>punctuation before or after the word. The <text:span text:style-name="Source_20_Text">\b</text:span> regular expression can help to identify the edges of words that don't have whitespace around them. Without using a word boundary, problems like the following may occur:</text:p>
      <text:p text:style-name="Preformatted_20_Text"><text:span text:style-name="Strong_20_Emphasis">sysadmin@localhost:~/test$</text:span> echo 'This is useful' | sed 's/is/was/'</text:p>
      <text:p text:style-name="P2">Thwas is useful</text:p>
      <text:p text:style-name="P13">It would be better to use the search criteria <text:span text:style-name="Source_20_Text">\bis\b</text:span>, or <text:span text:style-name="Source_20_Text">is</text:span> with word boundaries around it, to match the word <text:span text:style-name="Source_20_Text">is</text:span>:</text:p>
      <text:p text:style-name="Preformatted_20_Text"><text:span text:style-name="Strong_20_Emphasis">sysadmin@localhost:~/test$</text:span> echo 'This is useful' | sed 's/\bis\b/was/'</text:p>
      <text:p text:style-name="P2">This was useful</text:p>
      <text:p text:style-name="P13">As useful as these special backslash characters can be, don't forget that the backslash can be used as an escape character, so that the character immediately following will be able to just match itself, instead of being interpreted. To find the pattern <text:span text:style-name="Source_20_Text">**</text:span>, use the pattern <text:span text:style-name="Source_20_Text">\*\*</text:span> to get the correct results:</text:p>
      <text:p text:style-name="Preformatted_20_Text"><text:span text:style-name="Strong_20_Emphasis">sysadmin@localhost:~/test$</text:span> cat newhome.txt | grep '\*\*'</text:p>
      <text:p text:style-name="Preformatted_20_Text">**Warning** it may be haunted.</text:p>
      <text:p text:style-name="Preformatted_20_Text">**Beware** of the ghost in the bedroom.</text:p>
      <text:p text:style-name="P2">**Caution** the spirits don't like guests.</text:p>
      <text:p text:style-name="P13">If the entire pattern uses no special characters and you need to use backslash to escape the special meaning of characters, then you should use the "fixed strings grep" (<text:span text:style-name="Source_20_Text">fgrep</text:span>). The <text:span text:style-name="Source_20_Text">fgrep</text:span> command always treats its pattern as literal characters, so you don’t have to use the backslash to escape the regex characters:</text:p>
      <text:p text:style-name="Preformatted_20_Text"><text:span text:style-name="Strong_20_Emphasis">sysadmin@localhost:~/test$</text:span> cat newhome.txt | fgrep '**'</text:p>
      <text:p text:style-name="Preformatted_20_Text">**Warning** it may be haunted.</text:p>
      <text:p text:style-name="Preformatted_20_Text">**Beware** of the ghost in the bedroom.</text:p>
      <text:p text:style-name="P2">**Caution** the spirits don't like guests.</text:p>
      <text:p text:style-name="Preformatted_20_Text"><text:span text:style-name="Strong_20_Emphasis">sysadmin@localhost:~/test$</text:span> cat newhome.txt | fgrep '**Warning** it may be haunted.'</text:p>
      <text:p text:style-name="P2">**Warning**it may be haunted.</text:p>
      <text:list xml:id="list9176591605165886832" text:style-name="L2">
        <text:list-item>
          <text:p text:style-name="P14"/>
        </text:list-item>
      </text:list>
      <text:h text:style-name="P3" text:outline-level="2">8.15 Options for the grep Command</text:h>
      <text:p text:style-name="Text_20_body">The man page for the <text:span text:style-name="Source_20_Text">grep</text:span> command provides basic information about regular expressions, as well as options for the <text:span text:style-name="Source_20_Text">grep</text:span>, <text:span text:style-name="Source_20_Text">egrep</text:span> and <text:span text:style-name="Source_20_Text">fgrep</text:span> commands. The following table lists some of the more commonly used options:</text:p>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A1" office:value-type="string">
              <text:p text:style-name="Table_20_Heading">Meaning</text:p>
            </table:table-cell>
          </table:table-row>
        </table:table-header-rows>
        <table:table-row>
          <table:table-cell table:style-name="Table5.A1" office:value-type="string">
            <text:p text:style-name="Table_20_Contents"><text:span text:style-name="Source_20_Text">-i</text:span></text:p>
          </table:table-cell>
          <table:table-cell table:style-name="Table5.A1" office:value-type="string">
            <text:p text:style-name="Table_20_Contents">Case insensitive</text:p>
          </table:table-cell>
        </table:table-row>
        <table:table-row>
          <table:table-cell table:style-name="Table5.A1" office:value-type="string">
            <text:p text:style-name="Table_20_Contents"><text:span text:style-name="Source_20_Text">-v</text:span></text:p>
          </table:table-cell>
          <table:table-cell table:style-name="Table5.A1" office:value-type="string">
            <text:p text:style-name="Table_20_Contents">Invert search results (logically negates criteria) - returns all lines that don't contain specified pattern</text:p>
          </table:table-cell>
        </table:table-row>
        <table:table-row>
          <table:table-cell table:style-name="Table5.A1" office:value-type="string">
            <text:p text:style-name="Table_20_Contents"><text:span text:style-name="Source_20_Text">-l</text:span></text:p>
          </table:table-cell>
          <table:table-cell table:style-name="Table5.A1" office:value-type="string">
            <text:p text:style-name="Table_20_Contents">List filename of content in file matches</text:p>
          </table:table-cell>
        </table:table-row>
        <text:soft-page-break/>
        <table:table-row>
          <table:table-cell table:style-name="Table5.A1" office:value-type="string">
            <text:p text:style-name="Table_20_Contents"><text:span text:style-name="Source_20_Text">-r</text:span></text:p>
          </table:table-cell>
          <table:table-cell table:style-name="Table5.A1" office:value-type="string">
            <text:p text:style-name="Table_20_Contents">Perform a recursive search including subdirectories</text:p>
          </table:table-cell>
        </table:table-row>
        <table:table-row>
          <table:table-cell table:style-name="Table5.A1" office:value-type="string">
            <text:p text:style-name="Table_20_Contents"><text:span text:style-name="Source_20_Text">-w</text:span></text:p>
          </table:table-cell>
          <table:table-cell table:style-name="Table5.A1" office:value-type="string">
            <text:p text:style-name="Table_20_Contents">Match whole word only</text:p>
          </table:table-cell>
        </table:table-row>
        <table:table-row>
          <table:table-cell table:style-name="Table5.A1" office:value-type="string">
            <text:p text:style-name="Table_20_Contents"><text:span text:style-name="Source_20_Text">-q</text:span></text:p>
          </table:table-cell>
          <table:table-cell table:style-name="Table5.A1" office:value-type="string">
            <text:p text:style-name="Table_20_Contents">Quietly operate without producing output</text:p>
          </table:table-cell>
        </table:table-row>
      </table:table>
      <text:p text:style-name="Text_20_body">The <text:span text:style-name="Source_20_Text">-i</text:span> option makes the <text:span text:style-name="Source_20_Text">grep</text:span> command case insensitive, ignoring capitalization in the expression:</text:p>
      <text:p text:style-name="Preformatted_20_Text"><text:span text:style-name="Strong_20_Emphasis">sysadmin@localhost:~/test$</text:span> grep 'i' profile.txt</text:p>
      <text:p text:style-name="Preformatted_20_Text">Hello my name is Joe.</text:p>
      <text:p text:style-name="Preformatted_20_Text">My favorite food <text:span text:style-name="Strong_20_Emphasis">i</text:span>s avocados.</text:p>
      <text:p text:style-name="Preformatted_20_Text"><text:span text:style-name="Strong_20_Emphasis">sysadmin@localhost:~/test$</text:span> grep -i 'i' profile.txt</text:p>
      <text:p text:style-name="Preformatted_20_Text">Hello my name is Joe.</text:p>
      <text:p text:style-name="Preformatted_20_Text">I am 37 years old.</text:p>
      <text:p text:style-name="Preformatted_20_Text">My favorite food is avocados.</text:p>
      <text:p text:style-name="P2">I have 2 dogs.</text:p>
      <text:p text:style-name="Text_20_body">The <text:span text:style-name="Source_20_Text">-v</text:span> option inverts the search, displaying the lines that <text:span text:style-name="Variable">don't</text:span> match the expression The following search pattern matches all lines which do not contain numeric characters:</text:p>
      <text:p text:style-name="Preformatted_20_Text"><text:span text:style-name="Strong_20_Emphasis">sysadmin@localhost:~/test$</text:span> grep -v [0-9] profile.txt</text:p>
      <text:p text:style-name="Preformatted_20_Text">Hello my name is Joe.</text:p>
      <text:p text:style-name="P2">My favorite food is avocados.</text:p>
      <text:p text:style-name="Text_20_body">Normally, the <text:span text:style-name="Source_20_Text">grep</text:span> command will be able to match the expression, even if it is part of another word. When using the <text:span text:style-name="Source_20_Text">-w</text:span> option, the expression must match a complete word. This is similar to the word boundary regular expression that was previously mentioned, however keep in mind that <text:span text:style-name="Source_20_Text">\b</text:span> works for many commands that support extended regular expressions, while the <text:span text:style-name="Source_20_Text">-w</text:span> option is specific to the <text:span text:style-name="Source_20_Text">grep</text:span> command:</text:p>
      <text:p text:style-name="Preformatted_20_Text"><text:span text:style-name="Strong_20_Emphasis">sysadmin@localhost:~/test$</text:span> grep 'am' profile.txt</text:p>
      <text:p text:style-name="Preformatted_20_Text">Hello my name is Joe.</text:p>
      <text:p text:style-name="Preformatted_20_Text">I am 37 years old.</text:p>
      <text:p text:style-name="Preformatted_20_Text"><text:span text:style-name="Strong_20_Emphasis">sysadmin@localhost:~/test$</text:span> grep -w 'am' profile.txt</text:p>
      <text:p text:style-name="P2">I am 37 years old.</text:p>
      <text:h text:style-name="P3" text:outline-level="2">8.16 Using grep to Search Multiple Files</text:h>
      <text:p text:style-name="Text_20_body">The <text:span text:style-name="Source_20_Text">grep</text:span> command can search multiple files if a glob character is used for the filenames. Keep in mind that <text:span text:style-name="Source_20_Text">grep</text:span> cannot search a file that the user does not have privileges to read. The following command will search all of the files in the current directory for the pattern <text:span text:style-name="Source_20_Text">Linux</text:span>:</text:p>
      <text:p text:style-name="Preformatted_20_Text"><text:span text:style-name="Strong_20_Emphasis">sysadmin@localhost:~/test$</text:span> grep 'Linux' ./*</text:p>
      <text:p text:style-name="Preformatted_20_Text">./linux.txt:Linux <text:s text:c="3"/>is <text:s text:c="3"/>growing <text:s text:c="3"/>!</text:p>
      <text:p text:style-name="P2">./os.csv:1991,Linux,Torvalds</text:p>
      <text:p text:style-name="Text_20_body">Rather than displaying every line in every file that matches the pattern, it may be preferrable to see a list of the filenames that have at least one line that matches the pattern. The <text:span text:style-name="Source_20_Text">-l</text:span> option will list file names that contain matches, rather than the matches themselves:</text:p>
      <text:p text:style-name="Preformatted_20_Text"><text:span text:style-name="Strong_20_Emphasis">sysadmin@localhost:~/test$</text:span> grep -l 'Linux' ./*</text:p>
      <text:p text:style-name="Preformatted_20_Text">./linux.txt</text:p>
      <text:p text:style-name="P2"><text:soft-page-break/>./os.csv</text:p>
      <text:p text:style-name="Text_20_body">Using the <text:span text:style-name="Source_20_Text">-r</text:span> option will allow for directory searches to be recursive, rather than just the files in the current directory. Often, this option is used in conjunction with the <text:span text:style-name="Source_20_Text">-l</text:span> option:</text:p>
      <text:p text:style-name="Preformatted_20_Text"><text:span text:style-name="Strong_20_Emphasis">sysadmin@localhost:~/test$</text:span> grep -rl 'rare' /etc/*</text:p>
      <text:p text:style-name="Preformatted_20_Text">grep: /etc/apparmor.d/cache/usr.sbin.tcpdump: Permission denied</text:p>
      <text:p text:style-name="Preformatted_20_Text">grep: /etc/apparmor.d/cache/usr.lib.telepathy: Permission denied</text:p>
      <text:p text:style-name="Preformatted_20_Text">grep: /etc/apparmor.d/cache/lightdm-guest-session: Permission denied</text:p>
      <text:p text:style-name="Preformatted_20_Text">grep: /etc/apparmor.d/cache/usr.bin.evince: Permission denied</text:p>
      <text:p text:style-name="Preformatted_20_Text">grep: /etc/apparmor.d/cache/usr.sbin.cupsd: Permission denied</text:p>
      <text:p text:style-name="Preformatted_20_Text">grep: /etc/apparmor.d/cache/usr.sbin.cups-browsed: Permission denied</text:p>
      <text:p text:style-name="Preformatted_20_Text">grep: /etc/apparmor.d/cache/sbin.dhclient: Permission denied</text:p>
      <text:p text:style-name="Preformatted_20_Text">grep: /etc/apt/trustdb.gpg: Permission denied</text:p>
      <text:p text:style-name="Preformatted_20_Text">grep: /etc/blkid.tab: No such file or directory</text:p>
      <text:p text:style-name="Preformatted_20_Text">/etc/brltty/fr-abrege.ctb</text:p>
      <text:p text:style-name="Preformatted_20_Text">grep: /etc/chatscripts: Permission denied</text:p>
      <text:p text:style-name="Preformatted_20_Text">grep: /etc/cups/subscriptions.conf: Permission denied</text:p>
      <text:p text:style-name="Preformatted_20_Text">grep: /etc/cups/subscriptions.conf.O: Permission denied</text:p>
      <text:p text:style-name="Preformatted_20_Text">grep: /etc/cups/ssl: Permission denied</text:p>
      <text:p text:style-name="Preformatted_20_Text">grep: /etc/fuse.conf: Permission denied</text:p>
      <text:p text:style-name="Preformatted_20_Text">grep: /etc/group-: Permission denied</text:p>
      <text:p text:style-name="Preformatted_20_Text">grep: /etc/gshadow: Permission denied</text:p>
      <text:p text:style-name="Preformatted_20_Text">grep: /etc/gshadow-: Permission denied</text:p>
      <text:p text:style-name="Preformatted_20_Text">grep: /etc/mtab.fuselock: Permission denied</text:p>
      <text:p text:style-name="Preformatted_20_Text">grep: /etc/passwd-: Permission denied</text:p>
      <text:p text:style-name="Preformatted_20_Text">grep: /etc/polkit-1/localauthority: Permission denied</text:p>
      <text:p text:style-name="Preformatted_20_Text">grep: /etc/ppp/chap-secrets: Permission denied</text:p>
      <text:p text:style-name="Preformatted_20_Text">grep: /etc/ppp/pap-secrets: Permission denied</text:p>
      <text:p text:style-name="Preformatted_20_Text">grep: /etc/ppp/peers: Permission denied</text:p>
      <text:p text:style-name="Preformatted_20_Text">grep: /etc/security/opasswd: Permission denied</text:p>
      <text:p text:style-name="Preformatted_20_Text">grep: /etc/shadow: Permission denied</text:p>
      <text:p text:style-name="Preformatted_20_Text">grep: /etc/shadow-: Permission denied</text:p>
      <text:p text:style-name="Preformatted_20_Text">/etc/skel/.bashrc</text:p>
      <text:p text:style-name="Preformatted_20_Text">grep: /etc/ssl/private: Permission denied</text:p>
      <text:p text:style-name="Preformatted_20_Text">grep: /etc/subgid-: Permission denied</text:p>
      <text:p text:style-name="Preformatted_20_Text">grep: /etc/subuid-: Permission denied</text:p>
      <text:p text:style-name="Preformatted_20_Text">grep: /etc/sudoers: Permission denied</text:p>
      <text:p text:style-name="Preformatted_20_Text">grep: /etc/sudoers.d/README: Permission denied</text:p>
      <text:p text:style-name="Preformatted_20_Text">grep: /etc/ufw/after.rules: Permission denied</text:p>
      <text:p text:style-name="Preformatted_20_Text">grep: /etc/ufw/after6.rules: Permission denied</text:p>
      <text:p text:style-name="Preformatted_20_Text">/etc/ufw/sysctl.conf</text:p>
      <text:p text:style-name="Preformatted_20_Text">grep: /etc/ufw/before.init: Permission denied</text:p>
      <text:p text:style-name="Preformatted_20_Text">grep: /etc/ufw/before.rules: Permission denied</text:p>
      <text:p text:style-name="Preformatted_20_Text">grep: /etc/ufw/before6.rules: Permission denied</text:p>
      <text:p text:style-name="Preformatted_20_Text">grep: /etc/ufw/after.init: Permission denied</text:p>
      <text:p text:style-name="P2">/etc/xdg/autostart/update-notifier.desktop</text:p>
      <text:p text:style-name="P15"><text:span text:style-name="Strong_20_Emphasis">Note:</text:span> The errors above are generated by directories the user does not have permission to view. It is possible to eliminate this error output from the terminal using methods that will be will be explained later in this module.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8:59:01.046342193</meta:creation-date>
    <meta:generator>LibreOffice/5.0.6.2$Linux_X86_64 LibreOffice_project/00m0$Build-2</meta:generator>
    <dc:date>2017-01-20T22:14:17.232386603</dc:date>
    <meta:editing-duration>PT2H13M12S</meta:editing-duration>
    <meta:editing-cycles>5</meta:editing-cycles>
    <meta:document-statistic meta:table-count="5" meta:image-count="0" meta:object-count="0" meta:page-count="6" meta:paragraph-count="226" meta:word-count="1764" meta:character-count="11604" meta:non-whitespace-character-count="10050"/>
  </office:meta>
</office:document-meta>
</file>